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.93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1.19mm"/>
    </style:style>
    <style:style style:name="co9" style:family="table-column">
      <style:table-column-properties fo:break-before="auto" style:column-width="26mm"/>
    </style:style>
    <style:style style:name="co10" style:family="table-column">
      <style:table-column-properties fo:break-before="auto" style:column-width="49.83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698724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7949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12.1736715326604" calcext:value-type="float">
            <text:p>12.173671532660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7949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7949</text:p>
          </table:table-cell>
          <table:table-cell table:formula="of:=DEGREES([.E7])" office:value-type="float" office:value="90.0000000000002" calcext:value-type="float">
            <text:p>90.0000000000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7982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3592</text:p>
          </table:table-cell>
          <table:table-cell table:formula="of:=DEGREES([.E6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15388</text:p>
          </table:table-cell>
          <table:table-cell table:formula="of:=DEGREES([.E7])" office:value-type="float" office:value="108" calcext:value-type="float">
            <text:p>108</text:p>
          </table:table-cell>
          <table:table-cell table:formula="of:=[.F7]/2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34.0260323340816" calcext:value-type="float">
            <text:p>34.02603233408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7.5276384094235" calcext:value-type="float">
            <text:p>27.5276384094235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9.04mm" svg:height="136.42mm" svg:x="157.52mm" svg:y="13.55mm">
            <draw:object draw:notify-on-update-of-ranges="Graph.B2:Graph.B2 Graph.C2:Graph.C2 childCentre.B10:childCentre.B10 childCentre.A10:childCentre.A10 childCentre.B11:childCentre.B11 Graph.B3:Graph.B4 Graph.C3:Graph.C4 Graph.B4:Graph.B12 Graph.C4:Graph.C12 Parent.B5:Parent.B5 Parent.B6:Parent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12.1736715326604" calcext:value-type="float">
            <text:p>12.1736715326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5]/((2*PI())/[Child.B2])"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child rad)</text:p>
          </table:table-cell>
          <table:table-cell table:formula="of:=[.B4]*[Child.E4]" office:value-type="float" office:value="4.71238898038469" calcext:value-type="float">
            <text:p>4.71238898038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steps)</text:p>
          </table:table-cell>
          <table:table-cell table:formula="of:=[.B7]/[$Child.E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25663706143592" calcext:value-type="float">
            <text:p>1.25663706143592</text:p>
          </table:table-cell>
          <table:table-cell table:formula="of:=DEGREES([.B9]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s to get around corner</text:p>
          </table:table-cell>
          <table:table-cell table:formula="of:=[.B9]/[$Child.E3]" office:value-type="float" office:value="3.2" calcext:value-type="float">
            <text:p>3.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[.B9]);1)" office:value-type="float" office:value="2" calcext:value-type="float">
            <text:p>2</text:p>
          </table:table-cell>
          <table:table-cell table:formula="of:=[.B2]/([.B8]+[.B10])" office:value-type="float" office:value="2.03947368421053" calcext:value-type="float">
            <text:p>2.03947368421053</text:p>
          </table:table-cell>
          <table:table-cell table:formula="of:=currentChildRotation/(ParentFaceDistance +[.B9])" office:value-type="float" office:value="2.03947368421053" calcext:value-type="float">
            <text:p>2.03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12]*((2*PI())/[Parent.B2])" office:value-type="float" office:value="2.51327412287183" calcext:value-type="float">
            <text:p>2.51327412287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32.9867228626928" calcext:value-type="float">
            <text:p>32.9867228626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6]/[.B3]);[Parent.B2]))" office:value-type="float" office:value="2.90625" calcext:value-type="float">
            <text:p>2.90625</text:p>
          </table:table-cell>
          <table:table-cell table:formula="of:=[.B1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22.4723615905765" calcext:value-type="float">
            <text:p>22.4723615905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22.4723615905765" calcext:value-type="float">
            <text:p>22.4723615905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12]*[.B9])" office:value-type="float" office:value="16.6504410640259" calcext:value-type="float">
            <text:p>16.6504410640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21]+(([.B9])*(PAFF+1))" office:value-type="float" office:value="20.4203522483337" calcext:value-type="float">
            <text:p>20.4203522483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5] &gt;= [.B21])                   AND                   ([.B5] &lt;= [.B22]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5]-(cornersPassed*(Pi-[Parent.E7])))/[Child.E4]);1)" office:value-type="float" office:value="6" calcext:value-type="float">
            <text:p>6</text:p>
          </table:table-cell>
          <table:table-cell table:formula="of:=(([.B5]-(cornersPassed*(Pi-[Parent.E7])))/[Child.E4])" office:value-type="float" office:value="6.15" calcext:value-type="float">
            <text:p>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34.0260323340816" calcext:value-type="float">
            <text:p>34.0260323340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10" calcext:value-type="float">
            <text:p>10</text:p>
          </table:table-cell>
          <table:table-cell table:formula="of:=[.B27]+([.C15]*[$Parent.B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7];2) - (2 * parentRadius * [.$B$27] * COS([Parent.E7]/2)))" office:value-type="float" office:value="29.2877256952459" calcext:value-type="float">
            <text:p>29.2877256952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7];parentRadius))/[.B28])" office:value-type="float" office:value="0.279870025198846" calcext:value-type="float">
            <text:p>0.279870025198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9]-([$Parent.E7]/2)" office:value-type="float" office:value="1.91924483231401" calcext:value-type="float">
            <text:p>1.91924483231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7] &lt;= parentRadius;[.B29];[.B30])" office:value-type="float" office:value="0.279870025198846" calcext:value-type="float">
            <text:p>0.279870025198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31]+(PAFF*((2*PI())/ParentFaces))" office:value-type="float" office:value="2.79314414807068" calcext:value-type="float">
            <text:p>2.79314414807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8]*COS([.B32]) + parentX)" office:value-type="float" office:value="22.4723615905765" calcext:value-type="float">
            <text:p>22.4723615905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8]*SIN([.$B$32]) + parentY)" office:value-type="float" office:value="60" calcext:value-type="float">
            <text:p>60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</table:table>
      <table:table table:name="childCentre" table:style-name="ta1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Solving 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childRadius" office:value-type="float" office:value="10.6066017177982" calcext:value-type="float">
            <text:p>10.6066017177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UM([.C3:.E3])" office:value-type="float" office:value="3.88274024080763" calcext:value-type="float">
            <text:p>3.88274024080763</text:p>
          </table:table-cell>
          <table:table-cell table:formula="of:=IF([calc.B27] &gt;= parentRadius;[calc.B29];[calc.B30])" office:value-type="float" office:value="1.91924483231401" calcext:value-type="float">
            <text:p>1.91924483231401</text:p>
          </table:table-cell>
          <table:table-cell table:formula="of:=childExternalAngle/2" office:value-type="float" office:value="0.78539816339745" calcext:value-type="float">
            <text:p>0.78539816339745</text:p>
          </table:table-cell>
          <table:table-cell table:formula="of:=MOD([Child.E5];[Child.E4])" office:value-type="float" office:value="1.17809724509617" calcext:value-type="float">
            <text:p>1.1780972450961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4]^2) + ([.D4]^2))" office:value-type="float" office:value="29.2877256952459" calcext:value-type="float">
            <text:p>29.2877256952459</text:p>
          </table:table-cell>
          <table:table-cell table:formula="of:=ABS([calc.B33]-[Parent.B5])" office:value-type="float" office:value="27.5276384094235" calcext:value-type="float">
            <text:p>27.5276384094235</text:p>
          </table:table-cell>
          <table:table-cell table:formula="of:=ABS([calc.B34]-[Parent.B6]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table:formula="of:=SQRT(POWER(lower_b;2)+POWER(lower_c;2)-(2*lower_b*lower_c*COS(upper_a)))" office:value-type="float" office:value="37.796697662917" calcext:value-type="float">
            <text:p>37.796697662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upper_a)*MIN(lower_b; lower_c))/lower_a)" office:value-type="float" office:value="-0.190610133372584" calcext:value-type="float">
            <text:p>-0.190610133372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Pi-[.B3]-[.B6]" office:value-type="float" office:value="-0.550537453845254" calcext:value-type="float">
            <text:p>-0.55053745384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ns in parent</text:p>
          </table:table-cell>
          <table:table-cell table:formula="of:=IF([.B2]&lt;=[.B4];[.B6];[.B7])" office:value-type="float" office:value="-0.190610133372584" calcext:value-type="float">
            <text:p>-0.190610133372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to child centre</text:p>
          </table:table-cell>
          <table:table-cell table:formula="of:=[calc.B32]-[.B8]" office:value-type="float" office:value="2.98375428144326" calcext:value-type="float">
            <text:p>2.98375428144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x</text:p>
          </table:table-cell>
          <table:table-cell table:style-name="ce6" table:formula="of:=([.B5] * COS([.B9])) + [Parent.B5]" office:value-type="float" office:value="12.6731393540037" calcext:value-type="float">
            <text:p>12.6731393540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y</text:p>
          </table:table-cell>
          <table:table-cell table:style-name="ce6" table:formula="of:=([.B5] * SIN([.B9])) + [Parent.B6]" office:value-type="float" office:value="55.9410292489035" calcext:value-type="float">
            <text:p>55.9410292489035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9.04mm" svg:height="136.42mm" svg:x="113.99mm" svg:y="5.08m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3]" office:value-type="float" office:value="22.4723615905765" calcext:value-type="float">
            <text:p>22.4723615905765</text:p>
          </table:table-cell>
          <table:table-cell table:formula="of:=[calc.B3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22.4723615905765" calcext:value-type="float">
            <text:p>22.4723615905765</text:p>
          </table:table-cell>
          <table:table-cell table:formula="of:=([Parent.$E$8]*SIN(parentRadians + ((PAFF+[.D3]) *ParentInternalAngle))) + parentY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22.4723615905765" calcext:value-type="float">
            <text:p>22.4723615905765</text:p>
          </table:table-cell>
          <table:table-cell table:formula="of:=([Parent.$E$8]*SIN(parentRadians + ((PAFF+[.D4]) *ParentInternalAngle))) + parentY" office:value-type="float" office:value="30" calcext:value-type="float">
            <text:p>30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60.5146222423827" calcext:value-type="float">
            <text:p>60.5146222423827</text:p>
          </table:table-cell>
          <table:table-cell table:formula="of:=([Parent.$E$8]*SIN(parentRadians + ((PAFF+[.D5]) *ParentInternalAngle))) + parentY" office:value-type="float" office:value="17.6393202250021" calcext:value-type="float">
            <text:p>17.6393202250021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84.0260323340816" calcext:value-type="float">
            <text:p>84.0260323340816</text:p>
          </table:table-cell>
          <table:table-cell table:formula="of:=([Parent.$E$8]*SIN(parentRadians + ((PAFF+[.D6]) *ParentInternalAngle))) + parentY" office:value-type="float" office:value="50" calcext:value-type="float">
            <text:p>50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60.5146222423827" calcext:value-type="float">
            <text:p>60.5146222423827</text:p>
          </table:table-cell>
          <table:table-cell table:formula="of:=([Parent.$E$8]*SIN(parentRadians + ((PAFF+[.D7]) *ParentInternalAngle))) + parentY" office:value-type="float" office:value="82.3606797749979" calcext:value-type="float">
            <text:p>82.3606797749979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22.4723615905765" calcext:value-type="float">
            <text:p>22.4723615905765</text:p>
          </table:table-cell>
          <table:table-cell table:formula="of:=([Parent.$E$8]*SIN(parentRadians + ((PAFF+[.D8]) *ParentInternalAngle))) + parentY" office:value-type="float" office:value="70" calcext:value-type="float">
            <text:p>70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22.4723615905765" calcext:value-type="float">
            <text:p>22.4723615905765</text:p>
          </table:table-cell>
          <table:table-cell table:formula="of:=([Parent.$E$8]*SIN(parentRadians + ((PAFF+[.D9]) *ParentInternalAngle))) + parentY" office:value-type="float" office:value="30" calcext:value-type="float">
            <text:p>30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60.5146222423827" calcext:value-type="float">
            <text:p>60.5146222423827</text:p>
          </table:table-cell>
          <table:table-cell table:formula="of:=([Parent.$E$8]*SIN(parentRadians + ((PAFF+[.D10]) *ParentInternalAngle))) + parentY" office:value-type="float" office:value="17.6393202250021" calcext:value-type="float">
            <text:p>17.6393202250021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84.0260323340816" calcext:value-type="float">
            <text:p>84.0260323340816</text:p>
          </table:table-cell>
          <table:table-cell table:formula="of:=([Parent.$E$8]*SIN(parentRadians + ((PAFF+[.D11]) *ParentInternalAngle))) + parentY" office:value-type="float" office:value="50" calcext:value-type="float">
            <text:p>50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60.5146222423827" calcext:value-type="float">
            <text:p>60.5146222423827</text:p>
          </table:table-cell>
          <table:table-cell table:formula="of:=([Parent.$E$8]*SIN(parentRadians + ((PAFF+[.D12]) *ParentInternalAngle))) + parentY" office:value-type="float" office:value="82.3606797749979" calcext:value-type="float">
            <text:p>82.3606797749979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5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12"/>
        <table:named-range table:name="currentChildRotation" table:base-cell-address="$calc.$B$3" table:cell-range-address="$calc.$B$5"/>
        <table:named-range table:name="lower_a" table:base-cell-address="$childCentre.$B$5" table:cell-range-address="$childCentre.$B$5"/>
        <table:named-range table:name="lower_b" table:base-cell-address="$childCentre.$B$2" table:cell-range-address="$childCentre.$B$2"/>
        <table:named-range table:name="lower_c" table:base-cell-address="$childCentre.$B$4" table:cell-range-address="$childCentre.$B$4"/>
        <table:named-range table:name="onCorner" table:base-cell-address="$calc.$A$23" table:cell-range-address="$calc.$B$23"/>
        <table:named-range table:name="PAF" table:base-cell-address="$calc.$B$10" table:cell-range-address="$calc.$B$15"/>
        <table:named-range table:name="PAFF" table:base-cell-address="$calc.$C$10" table:cell-range-address="$calc.$C$15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  <table:named-range table:name="upper_a" table:base-cell-address="$childCentre.$B$3" table:cell-range-address="$childCentre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7:52:02.610335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8T18:46:08.294021173</dc:date>
    <meta:editing-duration>PT7H12M10S</meta:editing-duration>
    <meta:editing-cycles>46</meta:editing-cycles>
    <meta:generator>LibreOffice/6.0.7.3$Linux_X86_64 LibreOffice_project/00m0$Build-3</meta:generator>
    <meta:document-statistic meta:table-count="6" meta:cell-count="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723615905765">
                <text:p>22.4723615905765</text:p>
                <draw:g>
                  <svg:desc>Graph.B2:Graph.B2</svg:desc>
                </draw:g>
              </table:table-cell>
              <table:table-cell office:value-type="float" office:value="60">
                <text:p>60</text:p>
                <draw:g>
                  <svg:desc>Graph.C2:Graph.C2</svg:desc>
                </draw:g>
              </table:table-cell>
              <table:table-cell office:value-type="float" office:value="22.4723615905765">
                <text:p>22.4723615905765</text:p>
                <draw:g>
                  <svg:desc>Graph.B3:Graph.B4</svg:desc>
                </draw:g>
              </table:table-cell>
              <table:table-cell office:value-type="float" office:value="70">
                <text:p>70</text:p>
                <draw:g>
                  <svg:desc>Graph.C3:Graph.C4</svg:desc>
                </draw:g>
              </table:table-cell>
              <table:table-cell office:value-type="float" office:value="22.4723615905765">
                <text:p>22.4723615905765</text:p>
                <draw:g>
                  <svg:desc>Graph.B4:Graph.B12</svg:desc>
                </draw:g>
              </table:table-cell>
              <table:table-cell office:value-type="float" office:value="30">
                <text:p>30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2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style-name="ch1">
        <chart:plot-area chart:style-name="ch2" table:cell-range-address="Graph.B2:Graph.C2 childCentre.A10:childCentre.A10 childCentre.B11:childCentre.B11 Graph.C3:Graph.C12 Parent.B6:Parent.B6" chart:data-source-has-labels="row" svg:x="-0.217cm" svg:y="0.329cm" svg:width="13.834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childCentre.B11:childCentre.B11" chart:label-cell-address="childCentre.A10:childCentre.A10" chart:class="chart:scatter">
            <chart:domain table:cell-range-address="childCentre.B10:childCentre.B10"/>
            <chart:data-point/>
          </chart:series>
          <chart:series chart:style-name="ch8" chart:values-cell-range-address="Graph.C3:Graph.C4" chart:class="chart:scatter">
            <chart:domain table:cell-range-address="Graph.B3:Graph.B4"/>
            <chart:data-point chart:repeated="2"/>
          </chart:series>
          <chart:series chart:style-name="ch9" chart:values-cell-range-address="Graph.C4:Graph.C12" chart:class="chart:scatter">
            <chart:domain table:cell-range-address="Graph.B4:Graph.B12"/>
            <chart:data-point chart:repeated="9"/>
          </chart:series>
          <chart:series chart:style-name="ch10" chart:values-cell-range-address="Parent.B6:Parent.B6" chart:class="chart:scatter">
            <chart:domain table:cell-range-address="Parent.B5:Parent.B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ild center x</text:p>
                <draw:g>
                  <svg:desc>childCentre.A10:childCentre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723615905765">
                <text:p>22.4723615905765</text:p>
                <draw:g>
                  <svg:desc>Graph.B2:Graph.B2</svg:desc>
                </draw:g>
              </table:table-cell>
              <table:table-cell office:value-type="float" office:value="60">
                <text:p>60</text:p>
                <draw:g>
                  <svg:desc>Graph.C2:Graph.C2</svg:desc>
                </draw:g>
              </table:table-cell>
              <table:table-cell office:value-type="float" office:value="12.6731393540037">
                <text:p>12.6731393540037</text:p>
                <draw:g>
                  <svg:desc>childCentre.B10:childCentre.B10</svg:desc>
                </draw:g>
              </table:table-cell>
              <table:table-cell office:value-type="float" office:value="55.9410292489035">
                <text:p>55.9410292489035</text:p>
                <draw:g>
                  <svg:desc>childCentre.B11:childCentre.B11</svg:desc>
                </draw:g>
              </table:table-cell>
              <table:table-cell office:value-type="float" office:value="22.4723615905765">
                <text:p>22.4723615905765</text:p>
                <draw:g>
                  <svg:desc>Graph.B3:Graph.B4</svg:desc>
                </draw:g>
              </table:table-cell>
              <table:table-cell office:value-type="float" office:value="70">
                <text:p>70</text:p>
                <draw:g>
                  <svg:desc>Graph.C3:Graph.C4</svg:desc>
                </draw:g>
              </table:table-cell>
              <table:table-cell office:value-type="float" office:value="22.4723615905765">
                <text:p>22.4723615905765</text:p>
                <draw:g>
                  <svg:desc>Graph.B4:Graph.B12</svg:desc>
                </draw:g>
              </table:table-cell>
              <table:table-cell office:value-type="float" office:value="30">
                <text:p>30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